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5712" calcext:value-type="float">
            <text:p>111.99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1968" calcext:value-type="float">
            <text:p>109.47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9552" calcext:value-type="float">
            <text:p>104.6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364" calcext:value-type="float">
            <text:p>101.5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2648" calcext:value-type="float">
            <text:p>99.6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1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0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0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0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200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903</text:p>
          </table:table-cell>
          <table:table-cell office:value-type="string" calcext:value-type="string">
            <text:p>199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